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color="#99284c" fo:font-size="10.5pt" style:font-size-asian="10.5pt" style:font-size-complex="10.5pt"/>
    </style:style>
    <style:style style:name="P2" style:family="paragraph" style:parent-style-name="Standard">
      <style:text-properties fo:color="#000000" style:font-name="FreeMono" fo:font-size="10.5pt" fo:font-weight="bold" style:font-size-asian="10.5pt" style:font-weight-asian="bold" style:font-size-complex="10.5pt"/>
    </style:style>
    <style:style style:name="P3" style:family="paragraph" style:parent-style-name="Standard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color="#000000" style:font-name="FreeMono" fo:font-size="10.5pt" style:font-size-asian="10.5pt" style:font-size-complex="10.5pt"/>
    </style:style>
    <style:style style:name="P5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P6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indent="0.85cm" style:auto-text-indent="false"/>
      <style:text-properties fo:color="#000000" style:font-name="FreeMono" fo:font-size="10.5pt" fo:language="en" fo:country="US" style:font-size-asian="10.5pt" style:font-size-complex="10.5pt"/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color="#000000" style:font-name="FreeMono"/>
    </style:style>
    <style:style style:name="T2" style:family="text">
      <style:text-properties fo:color="#000000" style:font-name="FreeMono" fo:font-size="10.5pt" fo:font-weight="bold" style:font-size-asian="10.5pt" style:font-weight-asian="bold" style:font-size-complex="10.5pt"/>
    </style:style>
    <style:style style:name="T3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0000" style:font-name="FreeMono" fo:font-size="10.5pt" style:font-size-asian="10.5pt" style:font-size-complex="10.5pt"/>
    </style:style>
    <style:style style:name="T5" style:family="text">
      <style:text-properties fo:color="#000000" style:font-name="FreeMono" fo:font-size="10.5pt" style:font-size-asian="10.5pt" style:font-size-complex="10.5pt" style:font-weight-complex="bold"/>
    </style:style>
    <style:style style:name="T6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style:font-name="FreeMono" fo:font-size="10.5pt" fo:language="en" fo:country="US" style:font-size-asian="10.5pt" style:font-size-complex="10.5pt"/>
    </style:style>
    <style:style style:name="T8" style:family="text">
      <style:text-properties fo:color="#000000" style:font-name="FreeMono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.2.3 Gramática de atributos</text:p>
      <text:p text:style-name="Standard">Gramática de atributos que formaliza la construcción de la tabla de símbolos.</text:p>
      <text:p text:style-name="Standard"/>
      <text:p text:style-name="P3"><text:bookmark-start text:name="__DdeLink__7001_1948327631"/><text:bookmark-start text:name="__DdeLink__21983_1730890738"/>Programa → Declaraciones &amp; Instrucciones</text:p>
      <text:p text:style-name="P4"><text:tab/>Programa.ts <text:tab/><text:tab/>= Declaraciones.ts</text:p>
      <text:p text:style-name="Standard"><text:span text:style-name="Fuente_20_de_20_párrafo_20_predeter."><text:span text:style-name="T4"><text:tab/>Instrucciones.tsh <text:tab/>= Declaraciones.ts</text:span></text:span></text:p>
      <text:p text:style-name="P4"><text:tab/>Declaraciones.tsh <text:tab/>= creaTS()</text:p>
      <text:p text:style-name="P4"><text:tab/>Declaraciones.nh <text:tab/>= 0<text:bookmark-end text:name="__DdeLink__21983_1730890738"/></text:p>
      <text:p text:style-name="P3"/>
      <text:p text:style-name="P3"><text:bookmark-start text:name="__DdeLink__14598_437054955"/><text:bookmark-start text:name="__DdeLink__14592_437054955"/>Declaraciones → Declaraciones ; Declaracion</text:p>
      <text:p text:style-name="P5"><text:tab/>Declaraciones1.tsh <text:tab/>= Declaraciones0.tsh</text:p>
      <text:p text:style-name="P5"><text:tab/>Declaracion.tsh <text:tab/>= Declaraciones1.ts</text:p>
      <text:p text:style-name="P5"><text:tab/>Declaraciones0.ts<text:tab/>= </text:p>
      <text:p text:style-name="P5"><text:tab/><text:tab/>inserta(Declaraciones1.ts, Declaracion.id, Declaracion.props)</text:p>
      <text:p text:style-name="P5"><text:tab/>Declaraciones1.nh <text:tab/>= Declaraciones0.nh</text:p>
      <text:p text:style-name="P5"><text:tab/>Declaracion.nh <text:tab/><text:tab/>= Declaraciones0.nh</text:p>
      <text:p text:style-name="P5"><text:tab/>Declaracion0.n<text:tab/><text:tab/>= max(Declaraciones1.n,Declaracion.n)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ón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6">Declaracion.tsh <text:tab/>= Declaraciones.tsh</text:span></text:span></text:p>
      <text:p text:style-name="Standard"><text:span text:style-name="Fuente_20_de_20_párrafo_20_predeter."><text:span text:style-name="T6"><text:tab/>Declaracion.nh <text:tab/><text:tab/>= Declaraciones.nh</text:span></text:span></text:p>
      <text:p text:style-name="Standard"><text:span text:style-name="Fuente_20_de_20_párrafo_20_predeter."><text:span text:style-name="T6"><text:tab/>Declaraciones.ts <text:tab/>= </text:span></text:span></text:p>
      <text:p text:style-name="Standard"><text:span text:style-name="Fuente_20_de_20_párrafo_20_predeter."><text:span text:style-name="T6"><text:tab/><text:tab/>inserta(Declaraciones.tsh, Declaracion.id, Declaracion.props)</text:span></text:span></text:p>
      <text:p text:style-name="Standard"><text:bookmark-end text:name="__DdeLink__14598_437054955"/><text:bookmark-end text:name="__DdeLink__14592_437054955"/><text:span text:style-name="Fuente_20_de_20_párrafo_20_predeter."><text:span text:style-name="T6"><text:tab/>Declaraciones.n<text:tab/><text:tab/>= Declaracion.n</text:span></text:span></text:p>
      <text:p text:style-name="Standard"><text:span text:style-name="Fuente_20_de_20_párrafo_20_predeter."><text:span text:style-name="T4"><text:tab/></text:span></text:span></text:p>
      <text:p text:style-name="P3"><text:bookmark-start text:name="__DdeLink__22040_1730890738"/>Declaracion → DeclaracionTipo</text:p>
      <text:p text:style-name="P4"><text:tab/>Declaracion.id <text:tab/><text:tab/>= DeclaracionTipo.id</text:p>
      <text:p text:style-name="Standard"><text:span text:style-name="Fuente_20_de_20_párrafo_20_predeter."><text:span text:style-name="T4"><text:tab/>Declaracion.props <text:tab/>= DeclaracionTipo.props</text:span></text:span></text:p>
      <text:p text:style-name="P4"><text:tab/>DeclaracionTipo.tsh<text:tab/>= Declaracion.tsh</text:p>
      <text:p text:style-name="P4"><text:tab/>DeclaracionTipo.nh <text:tab/>= Declaracion.nh</text:p>
      <text:p text:style-name="P4"><text:bookmark-end text:name="__DdeLink__22040_1730890738"/></text:p>
      <text:p text:style-name="P3"><text:bookmark-start text:name="__DdeLink__22048_1730890738"/>Declaracion → DeclaracionVariable</text:p>
      <text:p text:style-name="P4"><text:tab/>Declaracion.id <text:tab/><text:tab/><text:tab/>= DeclaracionVariable.id</text:p>
      <text:p text:style-name="Standard"><text:span text:style-name="Fuente_20_de_20_párrafo_20_predeter."><text:span text:style-name="T4"><text:tab/>Declaracion.props <text:tab/><text:tab/>= DeclaracionVariable.props</text:span></text:span></text:p>
      <text:p text:style-name="P4"><text:tab/>DeclaracionVariable.tsh= Declaracion.tsh</text:p>
      <text:p text:style-name="P4"><text:tab/>DeclaracionVariable.nh = Declaracion.nh</text:p>
      <text:p text:style-name="P4"><text:bookmark-end text:name="__DdeLink__22048_1730890738"/></text:p>
      <text:p text:style-name="Standard"><text:span text:style-name="Fuente_20_de_20_párrafo_20_predeter."><text:span text:style-name="T2">Declaracion → DeclaracionProcedimiento</text:span></text:span></text:p>
      <text:p text:style-name="Standard"><text:bookmark-start text:name="__DdeLink__22058_1730890738"/><text:span text:style-name="Fuente_20_de_20_párrafo_20_predeter."><text:span text:style-name="T2"><text:tab/></text:span></text:span><text:span text:style-name="Fuente_20_de_20_párrafo_20_predeter."><text:span text:style-name="T4">Declaracion.id <text:tab/><text:tab/><text:tab/><text:tab/><text:tab/>= DeclaracionProcedimiento.id</text:span></text:span></text:p>
      <text:p text:style-name="P4"><text:tab/>Declaracion.props <text:tab/><text:tab/><text:tab/><text:tab/>= DeclaracionProcedimiento.props<text:bookmark-end text:name="__DdeLink__22058_1730890738"/></text:p>
      <text:p text:style-name="P4"><text:bookmark-start text:name="__DdeLink__22056_1730890738"/><text:tab/>DeclaracionProcedimiento.tsh <text:tab/>= Declaracion.tsh</text:p>
      <text:p text:style-name="P4"><text:tab/>DeclaracionProcedimiento.nh <text:tab/>= Declaracion.nh<text:bookmark-end text:name="__DdeLink__22056_1730890738"/></text:p>
      <text:p text:style-name="P4"/>
      <text:p text:style-name="P3">DeclaracionTipo → <text:s/>tipo id = Tipo</text:p>
      <text:p text:style-name="P4"><text:tab/><text:bookmark-start text:name="__DdeLink__22060_1730890738"/>DeclaracionTipo.id <text:tab/><text:tab/>= id.lex</text:p>
      <text:p text:style-name="P4"><text:tab/>DeclaracionTipo.props <text:tab/>= </text:p>
      <text:p text:style-name="P1"><text:span text:style-name="T1"><text:tab/><text:tab/>&lt;clase:tipo, tipo:DeclaracionTipo.tipo, </text:span><text:span text:style-name="Fuente_20_de_20_párrafo_20_predeter."><text:span text:style-name="T1">nivel: DeclaracionTipo.nh</text:span></text:span><text:span text:style-name="T1">&gt;</text:span></text:p>
      <text:p text:style-name="P4"><text:tab/>DeclaracionTipo.tipo <text:tab/>= Tipo.tipo<text:bookmark-end text:name="__DdeLink__22060_1730890738"/></text:p>
      <text:p text:style-name="Standard"><text:span text:style-name="Fuente_20_de_20_párrafo_20_predeter."><text:span text:style-name="T4"><text:tab/>Tipo.tsh <text:tab/><text:tab/><text:tab/><text:tab/>= DeclaracionTipo.tsh</text:span></text:span></text:p>
      <text:p text:style-name="Standard"><text:span text:style-name="Fuente_20_de_20_párrafo_20_predeter."><text:span text:style-name="T4"/></text:span></text:p>
      <text:p text:style-name="P3"><text:bookmark-start text:name="__DdeLink__22046_1730890738"/>DeclaraciónVarible → Tipo id</text:p>
      <text:p text:style-name="P4"><text:bookmark-start text:name="__DdeLink__22044_1730890738"/><text:bookmark-start text:name="__DdeLink__22064_1730890738"/><text:tab/>DeclaracionVariable.id <text:tab/>= id.lex</text:p>
      <text:p text:style-name="Standard"><text:span text:style-name="Fuente_20_de_20_párrafo_20_predeter."><text:span text:style-name="T4"><text:tab/>DeclaracionVariable.props <text:tab/>= </text:span></text:span></text:p>
      <text:p text:style-name="Standard"><text:span text:style-name="Fuente_20_de_20_párrafo_20_predeter."><text:span text:style-name="T4"><text:tab/><text:tab/>&lt;clase:var, tipo:DeclaracionVariable.tipo, <text:tab/><text:tab/><text:tab/><text:tab/><text:tab/><text:tab/><text:tab/><text:tab/>nivel:DeclaracionVariable.nh&gt;</text:span></text:span></text:p>
      <text:p text:style-name="P4"><text:tab/>DeclaracionVariable.tipo <text:tab/>= Tipo.tipo<text:bookmark-end text:name="__DdeLink__22064_1730890738"/></text:p>
      <text:p text:style-name="P4"><text:tab/><text:bookmark-start text:name="__DdeLink__22066_1730890738"/>Tipo.tsh <text:tab/><text:tab/><text:tab/><text:tab/><text:tab/>= DeclaracionVariable.tsh<text:bookmark-end text:name="__DdeLink__22066_1730890738"/></text:p>
      <text:p text:style-name="P4"><text:bookmark-end text:name="__DdeLink__22046_1730890738"/><text:bookmark-end text:name="__DdeLink__22044_1730890738"/></text:p>
      <text:p text:style-name="Standard"><text:bookmark-start text:name="__DdeLink__22076_1730890738"/><text:span text:style-name="Fuente_20_de_20_párrafo_20_predeter."><text:span text:style-name="T2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2"><text:tab/></text:span></text:span><text:span text:style-name="Fuente_20_de_20_párrafo_20_predeter."><text:span text:style-name="T4">DeclaracionProcedimiento.id <text:tab/>= id.lex</text:span></text:span></text:p>
      <text:p text:style-name="P4"><text:tab/>DeclaracionProcedimiento.props<text:tab/>= </text:p>
      <text:p text:style-name="P4"><text:tab/><text:tab/>&lt;clase:proc, tipo: &lt;t:proc, params: Fparametros.parametros&gt;, </text:p>
      <text:p text:style-name="P4"><text:soft-page-break/><text:tab/><text:tab/>nivel: DeclaracionProcedimiento.nh + 1&gt;<text:bookmark-end text:name="__DdeLink__22081_1730890738"/></text:p>
      <text:p text:style-name="P4"><text:bookmark-start text:name="__DdeLink__22052_1730890738"/><text:tab/><text:bookmark-start text:name="__DdeLink__22070_1730890738"/>FParams.tsh <text:tab/><text:tab/><text:tab/><text:tab/><text:tab/>= creaTS(DecProcedimiento.tsh)<text:bookmark-end text:name="__DdeLink__22070_1730890738"/></text:p>
      <text:p text:style-name="P7"><text:bookmark-start text:name="__DdeLink__22072_1730890738"/>Bloque.tsh <text:tab/><text:tab/><text:tab/><text:tab/><text:tab/><text:tab/>= </text:p>
      <text:p text:style-name="P7"><text:tab/>inserta(FParametros.ts, DeclaracionProcedimiento.id, <text:tab/>DeclaracionProcedimiento.props)<text:bookmark-end text:name="__DdeLink__22072_1730890738"/></text:p>
      <text:p text:style-name="P6"><text:bookmark-start text:name="__DdeLink__22089_1730890738"/><text:span text:style-name="Fuente_20_de_20_párrafo_20_predeter."><text:span text:style-name="T4">FParametros.nh <text:tab/><text:tab/><text:tab/><text:tab/><text:tab/>= </text:span></text:span></text:p>
      <text:p text:style-name="P6"><text:span text:style-name="Fuente_20_de_20_párrafo_20_predeter."><text:span text:style-name="T4"><text:tab/>Bloque.nh = DeclaracionProcedimiento.nh +1</text:span></text:span><text:bookmark-end text:name="__DdeLink__22076_1730890738"/><text:bookmark-end text:name="__DdeLink__22052_1730890738"/><text:bookmark-end text:name="__DdeLink__22089_1730890738"/></text:p>
      <text:p text:style-name="P2"/>
      <text:p text:style-name="Standard"><text:span text:style-name="Fuente_20_de_20_párrafo_20_predeter."><text:span text:style-name="T2">Bloque → Declaraciones &amp; Instrucciones</text:span></text:span></text:p>
      <text:p text:style-name="Standard"><text:bookmark-start text:name="__DdeLink__22095_1730890738"/><text:span text:style-name="Fuente_20_de_20_párrafo_20_predeter."><text:span text:style-name="T2"><text:tab/></text:span></text:span><text:span text:style-name="Fuente_20_de_20_párrafo_20_predeter."><text:span text:style-name="T4">Declaraciones.tsh <text:tab/>= Bloque.tsh</text:span></text:span><text:bookmark-end text:name="__DdeLink__22095_1730890738"/></text:p>
      <text:p text:style-name="P4"><text:bookmark-start text:name="__DdeLink__22097_1730890738"/><text:tab/>Instrucciones.tsh <text:tab/>= Declaraciones.ts<text:bookmark-end text:name="__DdeLink__22097_1730890738"/></text:p>
      <text:p text:style-name="P4"><text:bookmark-start text:name="__DdeLink__22093_1730890738"/><text:tab/>Bloque.ts <text:tab/><text:tab/><text:tab/>= Declaraciones.ts<text:bookmark-end text:name="__DdeLink__22093_1730890738"/></text:p>
      <text:p text:style-name="Standard"><text:bookmark-start text:name="__DdeLink__22099_1730890738"/><text:span text:style-name="Fuente_20_de_20_párrafo_20_predeter."><text:span text:style-name="T4"><text:tab/>Declaraciones.nh <text:tab/>= Bloque.nh</text:span></text:span><text:bookmark-end text:name="__DdeLink__22099_1730890738"/></text:p>
      <text:p text:style-name="Standard"><text:span text:style-name="Fuente_20_de_20_párrafo_20_predeter."><text:span text:style-name="T2">Bloque → Instrucciones</text:span></text:span></text:p>
      <text:p text:style-name="Standard"><text:span text:style-name="Fuente_20_de_20_párrafo_20_predeter."><text:span text:style-name="T2"><text:tab/></text:span></text:span><text:bookmark-start text:name="__DdeLink__22105_1730890738"/><text:span text:style-name="Fuente_20_de_20_párrafo_20_predeter."><text:span text:style-name="T4">Instrucciones.tsh <text:tab/>= <text:s/>Bloque.tsh</text:span></text:span><text:bookmark-end text:name="__DdeLink__22105_1730890738"/></text:p>
      <text:p text:style-name="Standard"><text:span text:style-name="Fuente_20_de_20_párrafo_20_predeter."><text:span text:style-name="T2">FParametros → (LFParametros)</text:span></text:span></text:p>
      <text:p text:style-name="Standard"><text:bookmark-start text:name="__DdeLink__22109_1730890738"/><text:span text:style-name="Fuente_20_de_20_párrafo_20_predeter."><text:span text:style-name="T2"><text:tab/></text:span></text:span><text:span text:style-name="Fuente_20_de_20_párrafo_20_predeter."><text:span text:style-name="T6">LFParametros.tsh <text:tab/><text:tab/>= FParametros.tsh</text:span></text:span></text:p>
      <text:p text:style-name="Standard"><text:span text:style-name="Fuente_20_de_20_párrafo_20_predeter."><text:span text:style-name="T6"><text:tab/>FParametros.ts <text:tab/><text:tab/><text:tab/>= LFParametros.ts</text:span></text:span></text:p>
      <text:p text:style-name="Standard"><text:span text:style-name="Fuente_20_de_20_párrafo_20_predeter."><text:span text:style-name="T6"><text:tab/>LFPatametros.nh <text:tab/><text:tab/>= FParametros.nh</text:span></text:span></text:p>
      <text:p text:style-name="Standard"><text:span text:style-name="Fuente_20_de_20_párrafo_20_predeter."><text:span text:style-name="T6"><text:tab/>FParametros.parametros = LFParametros.parametros</text:span></text:span><text:bookmark-end text:name="__DdeLink__22109_1730890738"/></text:p>
      <text:p text:style-name="Standard"><text:span text:style-name="Fuente_20_de_20_párrafo_20_predeter."><text:span text:style-name="T2">FParametros → λ</text:span></text:span></text:p>
      <text:p text:style-name="Standard"><text:bookmark-start text:name="__DdeLink__22115_1730890738"/><text:span text:style-name="Fuente_20_de_20_párrafo_20_predeter."><text:span text:style-name="T2"><text:tab/></text:span></text:span><text:span text:style-name="Fuente_20_de_20_párrafo_20_predeter."><text:span text:style-name="T6">FParametros.ts <text:tab/><text:tab/><text:tab/>= FParametros.tsh</text:span></text:span></text:p>
      <text:p text:style-name="Standard"><text:span text:style-name="Fuente_20_de_20_párrafo_20_predeter."><text:span text:style-name="T6"><text:tab/>FParametros.parametros = []</text:span></text:span><text:bookmark-end text:name="__DdeLink__22115_1730890738"/></text:p>
      <text:p text:style-name="Standard"><text:span text:style-name="Fuente_20_de_20_párrafo_20_predeter."><text:span text:style-name="T2">LFParametros → LFParametros ,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1.tsh <text:tab/><text:tab/>= LFParametros0.tsh</text:span></text:span></text:p>
      <text:p text:style-name="Standard"><text:span text:style-name="Fuente_20_de_20_párrafo_20_predeter."><text:span text:style-name="T6"><text:tab/>LFParametros0.ts <text:tab/><text:tab/>= </text:span></text:span></text:p>
      <text:p text:style-name="Standard"><text:span text:style-name="Fuente_20_de_20_párrafo_20_predeter."><text:span text:style-name="T6"><text:tab/><text:tab/>inserta (LFParametros1.ts, FParametro.id, FParametro.props)</text:span></text:span></text:p>
      <text:p text:style-name="Standard"><text:span text:style-name="Fuente_20_de_20_párrafo_20_predeter."><text:span text:style-name="T6"><text:tab/>FParametro.nh <text:tab/><text:tab/><text:tab/>= LFParametros1.nh = LFParametros0.nh</text:span></text:span></text:p>
      <text:p text:style-name="Standard"><text:span text:style-name="Fuente_20_de_20_párrafo_20_predeter."><text:span text:style-name="T6"><text:tab/>LFParametros0.parametros = </text:span></text:span></text:p>
      <text:p text:style-name="Standard"><text:span text:style-name="Fuente_20_de_20_párrafo_20_predeter."><text:span text:style-name="T6"><text:tab/><text:tab/>FParametros1.parametros ++ FParametro.parametro</text:span></text:span></text:p>
      <text:p text:style-name="Standard"><text:span text:style-name="Fuente_20_de_20_párrafo_20_predeter."><text:span text:style-name="T2">LFParametros →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.ts <text:tab/><text:tab/>= </text:span></text:span></text:p>
      <text:p text:style-name="Standard"><text:span text:style-name="Fuente_20_de_20_párrafo_20_predeter."><text:span text:style-name="T6"><text:tab/><text:tab/>inserta (LFParametros.tsh, FParametro.id, FParametro.props</text:span></text:span></text:p>
      <text:p text:style-name="Standard"><text:span text:style-name="Fuente_20_de_20_párrafo_20_predeter."><text:span text:style-name="T6"><text:tab/>FParametro.nh <text:tab/><text:tab/><text:tab/>= LFParametros.nh</text:span></text:span></text:p>
      <text:p text:style-name="Standard"><text:span text:style-name="Fuente_20_de_20_párrafo_20_predeter."><text:span text:style-name="T6"><text:tab/>LFParametros.parametros= Fparametro.parametro</text:span></text:span></text:p>
      <text:p text:style-name="Standard"><text:span text:style-name="Fuente_20_de_20_párrafo_20_predeter."><text:span text:style-name="T2">Fparametro → var Tipo id</text:span></text:span></text:p>
      <text:p text:style-name="Standard"><text:bookmark-start text:name="__DdeLink__22143_1730890738"/><text:span text:style-name="Fuente_20_de_20_párrafo_20_predeter."><text:span text:style-name="T2"><text:tab/></text:span></text:span><text:span text:style-name="Fuente_20_de_20_párrafo_20_predeter."><text:span text:style-name="T6">FParametro.id <text:tab/><text:tab/><text:tab/>= id.lex</text:span></text:span></text:p>
      <text:p text:style-name="Standard"><text:bookmark-start text:name="__DdeLink__22151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pvar, tipo: Tipo.tipo, nivel: FParametro.nh&gt;</text:span></text:span></text:p>
      <text:p text:style-name="Standard"><text:span text:style-name="Fuente_20_de_20_párrafo_20_predeter."><text:span text:style-name="T6"><text:tab/>FParametro.parametro <text:tab/>= &lt;modo: variable, tipo: Tipo.tipo&gt;</text:span></text:span><text:bookmark-end text:name="__DdeLink__22143_1730890738"/><text:bookmark-end text:name="__DdeLink__22151_1730890738"/></text:p>
      <text:p text:style-name="Standard"><text:span text:style-name="Fuente_20_de_20_párrafo_20_predeter."><text:span text:style-name="T2">Fparametro → Tipo id</text:span></text:span></text:p>
      <text:p text:style-name="P1"><text:bookmark-start text:name="__DdeLink__22147_1730890738"/><text:span text:style-name="T1"><text:tab/></text:span><text:span text:style-name="Fuente_20_de_20_párrafo_20_predeter."><text:span text:style-name="T8">FParametro.id <text:tab/><text:tab/><text:tab/>= id.lex</text:span></text:span></text:p>
      <text:p text:style-name="Standard"><text:bookmark-start text:name="__DdeLink__22153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var, tipo: Tipo.tipo, nivel: FParametro.nh&gt;</text:span></text:span></text:p>
      <text:p text:style-name="P1"><text:span text:style-name="Fuente_20_de_20_párrafo_20_predeter."><text:span text:style-name="T8"><text:tab/>FParametro.parametro <text:tab/>= &lt;modo: valor, tipo: Tipo.tipo&gt;</text:span></text:span><text:bookmark-end text:name="__DdeLink__22147_1730890738"/><text:bookmark-end text:name="__DdeLink__22153_1730890738"/></text:p>
      <text:p text:style-name="P4"/>
      <text:p text:style-name="Standard"><text:span text:style-name="Fuente_20_de_20_párrafo_20_predeter."><text:span text:style-name="T2">Tipo </text:span></text:span><text:span text:style-name="Fuente_20_de_20_párrafo_20_predeter."><text:span text:style-name="T3">→ id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5">Tipo.tipo <text:tab/>= &lt;t:ref, id:id.lex&gt;</text:span></text:span></text:p>
      <text:p text:style-name="Standard"><text:span text:style-name="Fuente_20_de_20_párrafo_20_predeter."><text:span text:style-name="T5"/></text:span></text:p>
      <text:p text:style-name="P3">Tipo → Boolean</text:p>
      <text:p text:style-name="P4"><text:tab/>Tipo.tipo <text:tab/>= &lt;t:bool&gt;</text:p>
      <text:p text:style-name="P4"/>
      <text:p text:style-name="P3">Tipo → character</text:p>
      <text:p text:style-name="P4"><text:tab/>Tipo.tipo <text:tab/>= &lt;t:char&gt;</text:p>
      <text:p text:style-name="P4"/>
      <text:p text:style-name="P3">Tipo → Float</text:p>
      <text:p text:style-name="P4"><text:tab/>Tipo.tipo <text:tab/>= &lt;t:float&gt;</text:p>
      <text:p text:style-name="P4"/>
      <text:p text:style-name="P3">Tipo → Natural</text:p>
      <text:p text:style-name="P4"><text:tab/>Tipo.tipo <text:tab/>= &lt;t:nat&gt;</text:p>
      <text:p text:style-name="P4"/>
      <text:p text:style-name="P3">Tipo → array [num] of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0.tipo <text:tab/>= &lt;t:array, nelems:num.lex, tbase:Tipo1.tipo&gt;</text:span></text:span></text:p>
      <text:p text:style-name="Standard"><text:soft-page-break/><text:span text:style-name="Fuente_20_de_20_párrafo_20_predeter."><text:span text:style-name="T4"><text:tab/></text:span></text:span><text:bookmark-start text:name="__DdeLink__22159_1730890738"/><text:span text:style-name="Fuente_20_de_20_párrafo_20_predeter."><text:span text:style-name="T4">Tipo1.tsh <text:tab/>= Tipo0.tsh</text:span></text:span><text:bookmark-end text:name="__DdeLink__22159_1730890738"/></text:p>
      <text:p text:style-name="Standard"><text:span text:style-name="Fuente_20_de_20_párrafo_20_predeter."><text:span text:style-name="T4"/></text:span></text:p>
      <text:p text:style-name="P3">Tipo → record { Campos }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.tipo <text:tab/>= &lt;t:reg, campos:Campos.campos&gt;</text:span></text:span></text:p>
      <text:p text:style-name="Standard"><text:span text:style-name="Fuente_20_de_20_párrafo_20_predeter."><text:span text:style-name="T4"><text:tab/></text:span></text:span><text:bookmark-start text:name="__DdeLink__22167_1730890738"/><text:span text:style-name="Fuente_20_de_20_párrafo_20_predeter."><text:span text:style-name="T7">Campos.tsh <text:tab/>= Tipo.tsh</text:span></text:span><text:bookmark-end text:name="__DdeLink__22167_1730890738"/></text:p>
      <text:p text:style-name="Standard"><text:span text:style-name="Fuente_20_de_20_párrafo_20_predeter."><text:span text:style-name="T7"/></text:span></text:p>
      <text:p text:style-name="P3">Tipo → pointer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0.tipo <text:tab/>= &lt;t:puntero, tbase:Tipo1.tipo&gt;</text:span></text:span></text:p>
      <text:p text:style-name="Standard"><text:span text:style-name="Fuente_20_de_20_párrafo_20_predeter."><text:span text:style-name="T3"><text:tab/></text:span></text:span><text:bookmark-start text:name="__DdeLink__22163_1730890738"/><text:span text:style-name="Fuente_20_de_20_párrafo_20_predeter."><text:span text:style-name="T4">Tipo1.tsh <text:tab/>= Tipo0.tsh</text:span></text:span><text:bookmark-end text:name="__DdeLink__22163_1730890738"/></text:p>
      <text:p text:style-name="P4"/>
      <text:p text:style-name="P3">Campos → Campos ';'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0.campos <text:tab/>= Campos1.campos ++ Campo.campo</text:span></text:span></text:p>
      <text:p text:style-name="Standard"><text:span text:style-name="Fuente_20_de_20_párrafo_20_predeter."><text:span text:style-name="T4"><text:tab/>Campo.tsh <text:tab/><text:tab/>= Campos1.tsh = Campos0.tsh</text:span></text:span></text:p>
      <text:p text:style-name="Standard"><text:span text:style-name="Fuente_20_de_20_párrafo_20_predeter."><text:span text:style-name="T4"/></text:span></text:p>
      <text:p text:style-name="P3">Campos →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.campos <text:tab/>= [Campo.campo]</text:span></text:span></text:p>
      <text:p text:style-name="Standard"><text:span text:style-name="Fuente_20_de_20_párrafo_20_predeter."><text:span text:style-name="T4"><text:tab/>Campo.tsh <text:tab/><text:tab/>= Campos.tsh</text:span></text:span></text:p>
      <text:p text:style-name="Standard"><text:span text:style-name="Fuente_20_de_20_párrafo_20_predeter."><text:span text:style-name="T4"/></text:span></text:p>
      <text:p text:style-name="P3">Campo → Tipo id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.campo <text:tab/>= &lt;id:id.lex, tipo :Tipo.tipo&gt;</text:span></text:span></text:p>
      <text:p text:style-name="P8"><text:bookmark-start text:name="__DdeLink__22652_1730890738"/>Tipo.tsh 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9T15:29:00Z</meta:creation-date>
    <dc:date>2010-05-24T10:01:29</dc:date>
    <meta:editing-cycles>35</meta:editing-cycles>
    <meta:editing-duration>PT13H15M06S</meta:editing-duration>
    <meta:printed-by>ruben </meta:printed-by>
    <meta:print-date>2010-04-19T09:59:01</meta:print-date>
    <meta:document-statistic meta:table-count="0" meta:image-count="0" meta:object-count="0" meta:page-count="3" meta:paragraph-count="124" meta:word-count="425" meta:character-count="4441"/>
    <meta:template xlink:type="simple" xlink:actuate="onRequest" xlink:title="" xlink:href="../../../home/hector/Documents/ucm/Cuarto/PLg/compilador/doc/puntosODT/punto3.odt/Normal"/>
  </office:meta>
</office:document-meta>
</file>